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48cm" fo:min-width="2.742cm"/>
    </style:style>
    <style:style style:name="gr2" style:family="graphic" style:parent-style-name="standard">
      <style:graphic-properties draw:textarea-horizontal-align="justify" draw:textarea-vertical-align="middle" draw:auto-grow-height="false" fo:min-height="1.851cm" fo:min-width="3.942cm"/>
    </style:style>
    <style:style style:name="gr3" style:family="graphic" style:parent-style-name="standard">
      <style:graphic-properties draw:textarea-horizontal-align="justify" draw:textarea-vertical-align="middle" draw:auto-grow-height="false" fo:min-height="1.17cm" fo:min-width="1.89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96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272cm"/>
    </style:style>
    <style:style style:name="gr7" style:family="graphic" style:parent-style-name="standard">
      <style:graphic-properties draw:textarea-horizontal-align="justify" draw:textarea-vertical-align="middle" draw:auto-grow-height="false" fo:min-height="0.8cm" fo:min-width="1.7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4.8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1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4cm" svg:x="8.851cm" svg:y="1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6" draw:id="id6" draw:layer="layout" svg:width="7.3cm" svg:height="2.1cm" svg:x="7.051cm" svg:y="3.2cm">
          <text:p text:style-name="P1">Display Home </text:p>
          <text:p text:style-name="P1">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" draw:id="id1" draw:layer="layout" svg:width="4.78cm" svg:height="2.84cm" svg:x="7.951cm" svg:y="5.96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3" draw:id="id3" draw:layer="layout" svg:width="5.7cm" svg:height="1.8cm" svg:x="0.5cm" svg:y="10.1cm">
          <text:p text:style-name="P1">Display Squa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5.7cm" svg:height="1.8cm" svg:x="10.151cm" svg:y="9.8cm">
          <text:p text:style-name="P1">Display </text:p>
          <text:p text:style-name="P1">Match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2" draw:id="id2" draw:layer="layout" svg:width="5.7cm" svg:height="1.8cm" svg:x="15.051cm" svg:y="9.8cm">
          <text:p text:style-name="P1">Display Goal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0.551cm" svg:y1="2.5cm" svg:x2="10.551cm" svg:y2="3.3cm">
          <text:p/>
        </draw:line>
        <draw:line draw:style-name="gr5" draw:text-style-name="P1" draw:layer="layout" svg:x1="10.451cm" svg:y1="5.3cm" svg:x2="10.351cm" svg:y2="6cm">
          <text:p/>
        </draw:line>
        <draw:connector draw:style-name="gr5" draw:text-style-name="P1" draw:layer="layout" svg:x1="7.951cm" svg:y1="7.38cm" svg:x2="4.703cm" svg:y2="7.423cm" draw:start-shape="id1" draw:start-glue-point="5" svg:d="M7951 7380h-1874v43h-1374" svg:viewBox="0 0 3249 44">
          <text:p/>
        </draw:connector>
        <draw:connector draw:style-name="gr5" draw:text-style-name="P1" draw:layer="layout" svg:x1="12.731cm" svg:y1="7.38cm" svg:x2="17.901cm" svg:y2="9.8cm" draw:start-shape="id1" draw:start-glue-point="7" draw:end-shape="id2" draw:end-glue-point="5" svg:d="M12731 7380h5170v2420" svg:viewBox="0 0 5171 2421">
          <text:p/>
        </draw:connector>
        <draw:connector draw:style-name="gr5" draw:text-style-name="P1" draw:layer="layout" svg:x1="10.341cm" svg:y1="8.8cm" svg:x2="3.92cm" svg:y2="10.1cm" draw:start-shape="id1" draw:start-glue-point="6" draw:end-shape="id3" draw:end-glue-point="4" svg:d="M10341 8800v651h-6421v649" svg:viewBox="0 0 6422 1301">
          <text:p/>
        </draw:connector>
        <draw:connector draw:style-name="gr5" draw:text-style-name="P1" draw:layer="layout" svg:x1="10.341cm" svg:y1="8.8cm" svg:x2="13.001cm" svg:y2="9.8cm" draw:start-shape="id1" draw:start-glue-point="6" draw:end-shape="id4" draw:end-glue-point="5" svg:d="M10341 8800v501h2660v499" svg:viewBox="0 0 2661 1001">
          <text:p/>
        </draw:connector>
        <draw:custom-shape draw:style-name="gr3" draw:text-style-name="P1" xml:id="id5" draw:id="id5" draw:layer="layout" svg:width="4.78cm" svg:height="2.84cm" svg:x="10.4cm" svg:y="12.3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" draw:text-style-name="P1" draw:layer="layout" svg:x1="12.8cm" svg:y1="11.6cm" svg:x2="12.8cm" svg:y2="12.4cm">
          <text:p/>
        </draw:line>
        <draw:custom-shape draw:style-name="gr6" draw:text-style-name="P1" xml:id="id7" draw:id="id7" draw:layer="layout" svg:width="6.2cm" svg:height="1.6cm" svg:x="9.2cm" svg:y="16.1cm">
          <text:p text:style-name="P1">Display Add</text:p>
          <text:p text:style-name="P1">Match 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svg:x1="10.4cm" svg:y1="13.72cm" svg:x2="7.781cm" svg:y2="4.25cm" draw:start-shape="id5" draw:start-glue-point="5" draw:end-shape="id6" draw:end-glue-point="6" svg:d="M10400 13720h-3850v-9470h1231" svg:viewBox="0 0 3851 9471">
          <text:p/>
        </draw:connector>
        <draw:connector draw:style-name="gr5" draw:text-style-name="P1" draw:layer="layout" draw:type="lines" svg:x1="12.79cm" svg:y1="15.14cm" svg:x2="12.92cm" svg:y2="16.1cm" draw:start-shape="id5" draw:start-glue-point="6" draw:end-shape="id7" draw:end-glue-point="4" svg:d="M12790 15140v502l130-43v501" svg:viewBox="0 0 131 961">
          <text:p/>
        </draw:connector>
        <draw:custom-shape draw:style-name="gr7" draw:text-style-name="P1" xml:id="id9" draw:id="id9" draw:layer="layout" svg:width="4.4cm" svg:height="2.1cm" svg:x="10.1cm" svg:y="21.4cm">
          <text:p text:style-name="P1">Match</text:p>
          <text:p text:style-name="P1">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12.3cm" svg:y1="17.7cm" svg:x2="12.35cm" svg:y2="18.4cm" draw:start-shape="id7" draw:start-glue-point="8" draw:end-shape="id8" draw:end-glue-point="4" svg:d="M12300 17700l50 700" svg:viewBox="0 0 51 701">
          <text:p/>
        </draw:connector>
        <draw:custom-shape draw:style-name="gr6" draw:text-style-name="P1" xml:id="id10" draw:id="id10" draw:layer="layout" svg:width="6.2cm" svg:height="1.6cm" svg:x="15cm" svg:y="20cm">
          <text:p text:style-name="P1">Match Details</text:p>
          <text:p text:style-name="P1"><text:s/>Enter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xml:id="id8" draw:id="id8" draw:layer="layout" svg:width="5.3cm" svg:height="2.2cm" svg:x="9.7cm" svg:y="18.4cm">
          <text:p text:style-name="P1">Validate New</text:p>
          <text:p text:style-name="P1"><text:s/>Mat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2.35cm" svg:y1="20.6cm" svg:x2="12.3cm" svg:y2="21.4cm" draw:start-shape="id8" draw:start-glue-point="6" draw:end-shape="id9" draw:end-glue-point="4" svg:d="M12350 20600v401h-50v399" svg:viewBox="0 0 51 801">
          <text:p/>
        </draw:connector>
        <draw:connector draw:style-name="gr5" draw:text-style-name="P1" draw:layer="layout" svg:x1="14.5cm" svg:y1="22.45cm" svg:x2="17.468cm" svg:y2="21.6cm" draw:start-shape="id9" draw:start-glue-point="7" draw:end-shape="id10" draw:end-glue-point="7" svg:d="M14500 22450h2968v-850" svg:viewBox="0 0 2969 851">
          <text:p/>
        </draw:connector>
        <draw:connector draw:style-name="gr5" draw:text-style-name="P1" draw:layer="layout" svg:x1="18.1cm" svg:y1="20cm" svg:x2="15cm" svg:y2="19.5cm" draw:start-shape="id10" draw:start-glue-point="5" draw:end-shape="id8" draw:end-glue-point="7" svg:d="M18100 20000v-500h-3100" svg:viewBox="0 0 3101 501">
          <text:p/>
        </draw:connector>
        <draw:connector draw:style-name="gr5" draw:text-style-name="P1" draw:layer="layout" svg:x1="10.5cm" svg:y1="25.1cm" svg:x2="10.721cm" svg:y2="10.7cm" draw:start-shape="id11" draw:start-glue-point="5" draw:end-shape="id4" draw:end-glue-point="6" svg:d="M10500 25100h-850v-14400h1071" svg:viewBox="0 0 1072 14401">
          <text:p/>
        </draw:connector>
        <draw:custom-shape draw:style-name="gr9" draw:text-style-name="P1" xml:id="id11" draw:id="id11" draw:layer="layout" svg:width="3.6cm" svg:height="1.4cm" svg:x="10.5cm" svg:y="24.4cm">
          <text:p text:style-name="P1">Match </text:p>
          <text:p text:style-name="P1">Stored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5" draw:text-style-name="P1" draw:layer="layout" draw:type="line" svg:x1="12.3cm" svg:y1="23.5cm" svg:x2="12.3cm" svg:y2="24.4cm" draw:start-shape="id9" draw:start-glue-point="6" draw:end-shape="id11" draw:end-glue-point="4" svg:d="M12300 235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1:45:40.777000000</meta:creation-date>
    <dc:date>2015-11-23T12:03:17.927000000</dc:date>
    <meta:editing-duration>PT17M37S</meta:editing-duration>
    <meta:editing-cycles>1</meta:editing-cycles>
    <meta:document-statistic meta:object-count="27"/>
    <meta:generator>LibreOffice/4.3.7.2$Windows_x86 LibreOffice_project/8a35821d8636a03b8bf4e15b48f59794652c68ba</meta:generator>
  </office:meta>
</office:document-meta>
</file>